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680000021CA6BBC385948897DC.png" manifest:media-type="image/png"/>
  <manifest:file-entry manifest:full-path="Pictures/1000067C00003FA8000037D0FB578F1E2A161F6F.svg" manifest:media-type="image/svg+xml"/>
  <manifest:file-entry manifest:full-path="Pictures/10000001000005FA000003049DF9FC41AAF34902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utura Std" svg:font-family="'Futura Std'" style:font-pitch="variable"/>
    <style:font-face style:name="Futura Std1" svg:font-family="'Futura Std'" style:font-adornments="Heavy" style:font-pitch="variable"/>
    <style:font-face style:name="Futura Std2" svg:font-family="'Futura St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text-align="center" style:justify-single-word="false"/>
      <style:text-properties fo:font-size="18pt" fo:language="en" fo:country="US" officeooo:paragraph-rsid="00136370" style:font-size-asian="18pt" style:font-size-complex="18pt"/>
    </style:style>
    <style:style style:name="P2" style:family="paragraph" style:parent-style-name="Text_20_body">
      <style:text-properties fo:font-size="10pt" fo:language="en" fo:country="US" fo:font-weight="bold" officeooo:rsid="0011ddec" officeooo:paragraph-rsid="00136370" style:font-size-asian="10pt" style:font-weight-asian="bold" style:font-size-complex="10pt" style:font-weight-complex="bold"/>
    </style:style>
    <style:style style:name="P3" style:family="paragraph" style:parent-style-name="Footer">
      <style:text-properties style:font-name="Futura Std" fo:font-size="6pt" officeooo:rsid="0011ddec" officeooo:paragraph-rsid="0011ddec" style:font-size-asian="6pt" style:font-size-complex="6pt"/>
    </style:style>
    <style:style style:name="P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-0.579cm"/>
        </style:tab-stops>
      </style:paragraph-properties>
    </style:style>
    <style:style style:name="P5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9pt" officeooo:rsid="0011ddec" officeooo:paragraph-rsid="0014054f" style:font-size-asian="9pt" style:font-size-complex="9pt"/>
    </style:style>
    <style:style style:name="P6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9pt" officeooo:rsid="0011ddec" officeooo:paragraph-rsid="0011ddec" style:font-size-asian="9pt" style:font-size-complex="9pt"/>
    </style:style>
    <style:style style:name="T1" style:family="text">
      <style:text-properties officeooo:rsid="00134c2d"/>
    </style:style>
    <style:style style:name="T2" style:family="text">
      <style:text-properties officeooo:rsid="001405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utura Std2" fo:font-size="9pt"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0.097cm" svg:y="0.392cm" svg:width="0.762cm" svg:height="0.762cm" draw:z-index="0"><draw:image xlink:href="Pictures/1000067C00003FA8000037D0FB578F1E2A161F6F.svg" xlink:type="simple" xlink:show="embed" xlink:actuate="onLoad" draw:mime-type="image/svg+xml"/><draw:image xlink:href="Pictures/10000001000002680000021CA6BBC385948897DC.png" xlink:type="simple" xlink:show="embed" xlink:actuate="onLoad" draw:mime-type="image/png"/></draw:frame>Safety Instructions</text:p>
      <text:p text:style-name="P2">Read this safety instructions carefully before using <text:s/>the FLipMouse. Improper use might cause harm and injuries for which the AsTeRICS Foundation cannot be held responsible!</text:p>
      <text:list text:style-name="L1">
        <text:list-item>
          <text:p text:style-name="P4"><text:span text:style-name="T3">Do not</text:span> use this device if <text:span text:style-name="T2">involuntary</text:span> movements are possible (e.g.: spasms, epilepsy, Tourette syndrome, <text:span text:style-name="T4">…</text:span>)</text:p>
        </text:list-item>
        <text:list-item>
          <text:p text:style-name="P5"><text:span text:style-name="T3">Do not share this device</text:span> with other users. If an infectious disease is indicated, replace the mouthpiece regularly (in accordance with a doctor).</text:p>
        </text:list-item>
        <text:list-item>
          <text:p text:style-name="P6">Clean the mouthpiece every 7 days <text:span text:style-name="T1">(“Cleaning instructions” document)</text:span></text:p>
        </text:list-item>
        <text:list-item>
          <text:p text:style-name="P6"><text:span text:style-name="T3">Do not</text:span> use the device as mouth mouse if high salvation is indicated. Use the device as finger controlled mouse instead.</text:p>
        </text:list-item>
        <text:list-item>
          <text:p text:style-name="P6"><text:span text:style-name="T3">Do not</text:span> use the device in combination with safety critical devices or other medical devices.</text:p>
        </text:list-item>
        <text:list-item>
          <text:p text:style-name="P6">Use the device only with non-critical consumer electronics.</text:p>
        </text:list-item>
        <text:list-item>
          <text:p text:style-name="P6"><text:span text:style-name="T3">Do not</text:span> use the device in an explosive environmen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utura Std" svg:font-family="'Futura Std'" style:font-pitch="variable"/>
    <style:font-face style:name="Futura Std1" svg:font-family="'Futura Std'" style:font-adornments="Heavy" style:font-pitch="variable"/>
    <style:font-face style:name="Futura Std2" svg:font-family="'Futura St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left="0cm" fo:margin-right="0cm" fo:margin-top="0.254cm" fo:margin-bottom="0.254cm" style:contextual-spacing="false" fo:line-height="115%" fo:text-indent="0cm" style:auto-text-indent="false"/>
      <style:text-properties style:font-name="Futura Std2" fo:font-family="'Futura Std'" style:font-style-name="Regular" style:font-pitch="variable" fo:font-size="9pt" fo:language="en" fo:country="US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e1740a" loext:opacity="100%" style:font-name="Futura Std1" fo:font-family="'Futura Std'" style:font-style-name="Heavy" style:font-pitch="variable" fo:font-size="16pt" fo:font-weight="bold" officeooo:rsid="0011ddec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0.6cm" fo:margin-right="0cm" fo:text-indent="-0.499cm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Futura Std" fo:font-size="6pt" officeooo:rsid="0011ddec" officeooo:paragraph-rsid="0011ddec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0.5cm" fo:page-height="14.801cm" style:num-format="1" style:print-orientation="portrait" fo:margin-top="0.801cm" fo:margin-bottom="0.801cm" fo:margin-left="0.801cm" fo:margin-right="0.8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FLipMouse – EN safety instructions v1.0 – office@asterics-foundation.org<draw:frame draw:style-name="Mfr1" draw:name="Image1" text:anchor-type="char" svg:x="6.983cm" svg:y="-0.305cm" svg:width="2.215cm" svg:height="1.108cm" draw:z-index="1"><draw:image xlink:href="Pictures/10000001000005FA000003049DF9FC41AAF34902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0:48:45.704702060</meta:creation-date>
    <dc:date>2022-09-16T11:28:07.241861408</dc:date>
    <meta:editing-duration>PT1H22M</meta:editing-duration>
    <meta:editing-cycles>8</meta:editing-cycles>
    <meta:generator>LibreOffice/7.4.1.1$Linux_X86_64 LibreOffice_project/40$Build-1</meta:generator>
    <meta:document-statistic meta:table-count="0" meta:image-count="2" meta:object-count="0" meta:page-count="1" meta:paragraph-count="10" meta:word-count="141" meta:character-count="910" meta:non-whitespace-character-count="783"/>
  </office:meta>
</office:document-meta>
</file>